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7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8" style:family="table-cell" style:parent-style-name="Default">
      <style:table-cell-properties fo:border-bottom="none" fo:border-left="none" fo:border-right="none" fo:border-top="0.0008in solid #000000"/>
    </style:style>
    <style:style style:name="ce39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default-cell-style-name="ce1"/>
        <table:table-column table:style-name="co5" table:number-columns-repeated="2" table:default-cell-style-name="ce21"/>
        <table:table-column table:style-name="co8" table:number-columns-repeated="573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ce22" office:value-type="string">
            <text:p>learnable</text:p>
          </table:table-cell>
          <table:table-cell table:style-name="ce22" office:value-type="string">
            <text:p>initial_distribution</text:p>
          </table:table-cell>
          <table:table-cell table:style-name="Default" table:number-columns-repeated="50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style-name="Default" table:number-columns-repeated="50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style-name="Default" table:number-columns-repeated="50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random"</text:p>
          </table:table-cell>
          <table:table-cell table:style-name="ce38" table:number-columns-repeated="50"/>
          <table:table-cell table:style-name="ce4" table:number-columns-repeated="525"/>
          <table:table-cell table:style-name="ce38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50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random"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8">
            <text:p>8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4">
            <text:p>54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6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ce4"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3"/>
          <table:table-cell table:style-name="ce1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/>
          <table:table-cell table:style-name="ce1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style-name="ce25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ce26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ce24" table:number-columns-repeated="2"/>
          <table:table-cell table:number-columns-repeated="100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2/08/2024</text:date>, <text:time>13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2-08T13:29:50</dc:date>
    <meta:editing-cycles>276</meta:editing-cycles>
    <meta:editing-duration>PT6H42M49S</meta:editing-duration>
    <meta:document-statistic meta:table-count="1" meta:cell-count="1412" meta:object-count="0"/>
  </office:meta>
</office:document-meta>
</file>